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entury Schoolbook L" svg:font-family="'Century Schoolbook L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 text:c="2"/></text:p>
      <text:p text:style-name="Standard"/>
      <text:p text:style-name="Standard"/>
      <text:p text:style-name="Standard"><text:a xlink:type="simple" xlink:href="http://gervy.wordpress.com/2009/02/">http://gervy.wordpress.com/2009/02/</text:a><text:a xlink:type="simple" xlink:href="http://gervy.wordpress.com/2009/02/05/conversiones-numericas-en-java/" office:target-frame-name="_blank" xlink:show="new"><text:tab/>05/conversiones-numericas-en-java/</text:a></text:p>
      <text:p text:style-name="Standard"/>
      <text:p text:style-name="Standard"/>
      <text:p text:style-name="Standard"/>
      <text:p text:style-name="Standard"><text:a xlink:type="simple" xlink:href="http://hitmontop-ejerciciosresueltos.blogspot.mx/2011/07/este-codigo-debe-guardarse-con-el.html">http://hitmontop-ejerciciosresueltos.blogspot.mx/2011/07/este-codigo-debe-guardarse-con-el.html</text:a> </text:p>
      <text:p text:style-name="Standard"><text:a xlink:type="simple" xlink:href="http://hitmontop-ejerciciosresueltos.blogspot.mx/2011/07/esta-import-java.html">http://hitmontop-ejerciciosresueltos.blogspot.mx/2011/07/esta-import-java.html</text:a> </text:p>
      <text:p text:style-name="Standard"/>
      <text:p text:style-name="Standard"><text:a xlink:type="simple" xlink:href="http://www.adrformacion.com/curso/java/leccion2/ClasesJava.htm">http://www.adrformacion.com/curso/java/leccion2/ClasesJava.htm</text:a> </text:p>
      <text:p text:style-name="Standard"><text:a xlink:type="simple" xlink:href="http://www.lawebdelprogramador.com/foros/Java/1296127-ayuda_por_favor.html">http://www.lawebdelprogramador.com/foros/Java/1296127-ayuda_por_favor.html</text:a> </text:p>
      <text:p text:style-name="Standard"><text:a xlink:type="simple" xlink:href="http://www.lawebdelprogramador.com/foros/Java/1296127-ayuda_por_favor.html"/></text:p>
      <text:p text:style-name="Standard"><text:a xlink:type="simple" xlink:href="http://www.arrakis.es/~abelp/ApuntesJava/indice.htm">http://www.arrakis.es/~abelp/ApuntesJava/indice.htm</text:a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entury Schoolbook L" svg:font-family="'Century Schoolbook L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21T14:22:45</meta:creation-date>
    <dc:date>2012-06-08T20:03:09</dc:date>
    <meta:editing-duration>PT4H23M54S</meta:editing-duration>
    <meta:editing-cycles>8</meta:editing-cycles>
    <meta:generator>LibreOffice/3.3$Unix LibreOffice_project/330m19$Build-301</meta:generator>
    <dc:creator>Hp User</dc:creator>
    <meta:document-statistic meta:table-count="0" meta:image-count="0" meta:object-count="0" meta:page-count="1" meta:paragraph-count="7" meta:word-count="7" meta:character-count="437"/>
  </office:meta>
</office:document-meta>
</file>